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4563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4071in"/>
    </style:style>
    <style:style style:name="co5" style:family="table-column">
      <style:table-column-properties fo:break-before="auto" style:column-width="8.3181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/>
          <table:table-cell office:value-type="string" calcext:value-type="string">
            <text:p>sentido informatico, compilar codigo (hacerlo ejecutable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/>
          <table:table-cell office:value-type="string" calcext:value-type="string">
            <text:p>comprender en el sentido de contener/abarcar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/>
          <table:table-cell office:value-type="string" calcext:value-type="string">
            <text:p>transitivo (remorderle a alguien), llakichiy, huchallich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/>
          <table:table-cell office:value-type="string" calcext:value-type="string">
            <text:p>concernir en sentido de afectar → ch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/>
          <table:table-cell office:value-type="string" calcext:value-type="string">
            <text:p>concienciarse de algo? Yachachi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/>
          <table:table-cell office:value-type="string" calcext:value-type="string">
            <text:p>concluir en sentido de deducir alg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/>
          <table:table-cell office:value-type="string" calcext:value-type="string">
            <text:p>hacer concreto? En sentido de limi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/>
          <table:table-cell office:value-type="string" calcext:value-type="string">
            <text:p>sentido de implic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/>
          <table:table-cell office:value-type="string" calcext:value-type="string">
            <text:p>considerar: juzgar/estimar? Tratar con respet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/>
          <table:table-cell office:value-type="string" calcext:value-type="string">
            <text:p>wiikacha-? Que es wii-? Willakacha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/>
          <table:table-cell office:value-type="string" calcext:value-type="string">
            <text:p>consistir en/de (componerse)? -mant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/>
          <table:table-cell office:value-type="string" calcext:value-type="string">
            <text:p>contenerse? Hark'aku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/>
          <table:table-cell office:value-type="string" calcext:value-type="string">
            <text:p>contentarse con algo? En sentido figurativo, saksachikuy? Saks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/>
          <table:table-cell office:value-type="string" calcext:value-type="string">
            <text:p>que es -ha en kutihay? Contraponerse (oponer)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/>
          <table:table-cell office:value-type="string" calcext:value-type="string">
            <text:p>tambien posible kuskanchay? Cual seria la diferenci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office:value-type="string" calcext:value-type="string">
            <text:p>Churapkuy → que es -pku? Churapakuy? Churarquy? Chur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q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awpin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office:value-type="string" calcext:value-type="string">
            <text:p>descuidarse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office:value-type="string" calcext:value-type="string">
            <text:p>desencadenarse (provocar, produci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y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office:value-type="string" calcext:value-type="string">
            <text:p>desestabilizarse, laq'ach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u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'a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a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office:value-type="string" calcext:value-type="string">
            <text:p>Despedir a alguien del trabajo, kacharpariy? Despedirse de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office:value-type="string" calcext:value-type="string">
            <text:p>Desplazar = suplantar, reemplacer, puri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office:value-type="string" calcext:value-type="string">
            <text:p>desposar a alguien? Kasara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'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Tariy = encontrar? Detentar, retener lo que no le pertenec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office:value-type="string" calcext:value-type="string">
            <text:p>dictar clase → yach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office:value-type="string" calcext:value-type="string">
            <text:p>Diferenciarse → hukniraqchakuy o hukniraqyay o hukniraq k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office:value-type="string" calcext:value-type="string">
            <text:p>dirigirse a, rimay 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ull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office:value-type="string" calcext:value-type="string">
            <text:p>discrepar de (diferenciarse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office:value-type="string" calcext:value-type="string">
            <text:p>discriminar cosas ( diferenciar) ? Hukniraq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office:value-type="string" calcext:value-type="string">
            <text:p>cual es la diferencia entre rimaPUnakuy y riman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office:value-type="string" calcext:value-type="string">
            <text:p>disipar dudas, chink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office:value-type="string" calcext:value-type="string">
            <text:p>t'uhachiy, no lo encuentro en los diccionarios, podría ser t'uquchiy? (t'uquy = perforar, ahuecar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office:value-type="string" calcext:value-type="string">
            <text:p>disponerse (alistarse, prepararse) → allich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office:value-type="string" calcext:value-type="string">
            <text:p>dominar en sentido de predominar, tambien llalliy? ( en este barrio dominan las casas unifamiliares ), dominar un idioma, alguna utilidad, yachay? Dominar = reprimir? Domin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dop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asqa paq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office:value-type="string" calcext:value-type="string">
            <text:p>ejercitarse en algo? Ejercitar= entren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office:value-type="string" calcext:value-type="string">
            <text:p>eliminar a la competencia, llalliy, o llallipay? Ati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vehí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office:value-type="string" calcext:value-type="string">
            <text:p>pukayachiy, no es enrojecer? Encarnar, runaman tu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office:value-type="string" calcext:value-type="string">
            <text:p>enganchar, prender → war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q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office:value-type="string" calcext:value-type="string">
            <text:p>diferenciar entre tiqsiy vs tiqsichay? Establecerse en un lugar, tiy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office:value-type="string" calcext:value-type="string">
            <text:p>estimularse (animarse o drog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office:value-type="string" calcext:value-type="string">
            <text:p>estrellarse (contra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h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office:value-type="string" calcext:value-type="string">
            <text:p>evocar en sentido de llamar espiritu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office:value-type="string" calcext:value-type="string">
            <text:p>exaltarse (excit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office:value-type="string" calcext:value-type="string">
            <text:p>experimentar en sentido de senti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q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office:value-type="string" calcext:value-type="string">
            <text:p>extrañar, sorpender (me extraña que .. )? extrañarse de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office:value-type="string" calcext:value-type="string">
            <text:p>phayna, trabajo comunal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office:value-type="string" calcext:value-type="string">
            <text:p>figurar en una lista, kay? Aparentar, figuró una retirada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pa qhaw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office:value-type="string" calcext:value-type="string">
            <text:p>firmar, pero film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k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office:value-type="string" calcext:value-type="string">
            <text:p>flexibilizar algo abstracto, p.e. contrato, tiempo..? flexibilizars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office:value-type="string" calcext:value-type="string">
            <text:p>frustr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ur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office:value-type="string" calcext:value-type="string">
            <text:p>chulluchiy, hacer remoj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office:value-type="string" calcext:value-type="string">
            <text:p>qué es maslliy, del español 'más'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la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office:value-type="string" calcext:value-type="string">
            <text:p>ignorar en sentido de 'no prestar atención'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office:value-type="string" calcext:value-type="string">
            <text:p>ilustrar un libro (insertar imágenes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office:value-type="string" calcext:value-type="string">
            <text:p>implantar en sentido médico, churay? Implantar costumbre, instituciones, doctrinas etc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office:value-type="string" calcext:value-type="string">
            <text:p>que es ququy? Importar en sentido de ser importante, e importar en sentido de importar producto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office:value-type="string" calcext:value-type="string">
            <text:p>imprimir un libr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office:value-type="string" calcext:value-type="string">
            <text:p>AMLQ: llanllachiy: refrescar, reverdecer? Inmutar en sentido, alterar, variar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s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office:value-type="string" calcext:value-type="string">
            <text:p>que es ñawa? Ñawra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office:value-type="string" calcext:value-type="string">
            <text:p>insinuarse (engatus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office:value-type="string" calcext:value-type="string">
            <text:p>interesarse por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office:value-type="string" calcext:value-type="string">
            <text:p>chakimpay, es un verbo? O uma chakimpa churay? Invertir capital en alg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office:value-type="string" calcext:value-type="string">
            <text:p>Conferir una dignidad o cargo important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office:value-type="string" calcext:value-type="string">
            <text:p>invitar a casa? Invitar a comer/cine.. (pagar por el otro)? Invitar a hacer algo (rogar,instar, mañakuy?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office:value-type="string" calcext:value-type="string">
            <text:p>invocar una ley/un derecho? 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office:value-type="string" calcext:value-type="string">
            <text:p>sam&lt;apuy = samapu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office:value-type="string" calcext:value-type="string">
            <text:p>luchar por algo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office:value-type="string" calcext:value-type="string">
            <text:p>manipular a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office:value-type="string" calcext:value-type="string">
            <text:p>mantenerse +adj, → -raya? (p.e. mantenerse joven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m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q k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 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q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office:value-type="string" calcext:value-type="string">
            <text:p>chhi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q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office:value-type="string" calcext:value-type="string">
            <text:p>tayay? Haykuy, qué sentido de ocupar? Ocupar un asient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office:value-type="string" calcext:value-type="string">
            <text:p>hark'ay, ñiqay (ñiqay → dicc boliv. + apurimac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u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office:value-type="string" calcext:value-type="string">
            <text:p>ofuscar la razó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office:value-type="string" calcext:value-type="string">
            <text:p>(parecerse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office:value-type="string" calcext:value-type="string">
            <text:p>utirayachiy/utirayay (-se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office:value-type="string" calcext:value-type="string">
            <text:p>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office:value-type="string" calcext:value-type="string">
            <text:p>-naku -&gt; rzpr, pelear por alg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'i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unayyachi</text:p>
          </table:table-cell>
          <table:table-cell table:style-name="ce1" table:number-columns-repeated="3"/>
          <table:table-cell office:value-type="string" calcext:value-type="string">
            <text:p>kinranpay? 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u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office:value-type="string" calcext:value-type="string">
            <text:p>ka-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office:value-type="string" calcext:value-type="string">
            <text:p>pillar enfermedad (contraer), se dice así en Perú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office:value-type="string" calcext:value-type="string">
            <text:p>misikuy-&gt; mus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office:value-type="string" calcext:value-type="string">
            <text:p>riqsi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office:value-type="string" calcext:value-type="string">
            <text:p>prevenir en sentido de evit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office:value-type="string" calcext:value-type="string">
            <text:p>(proceder de un lugar/familia (lluqsi(mu)y, paqarimuy, qallarimuy)? Proceder (ley), iniciar proceso, mit'aysanay (AMLQ)?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q ka</text:p>
          </table:table-cell>
          <table:table-cell table:style-name="ce1" table:number-columns-repeated="3"/>
          <table:table-cell office:value-type="string" calcext:value-type="string">
            <text:p>Declarar y tratar a alguien como presunto reo de delito → huchallikuq kay? Procesar algo (z.B. madera)? Procesar informació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'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romoverse → hacer doctorad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office:value-type="string" calcext:value-type="string">
            <text:p>de aka – cac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office:value-type="string" calcext:value-type="string">
            <text:p>Realizar → en sentido de 'darse cuenta'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i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office:value-type="string" calcext:value-type="string">
            <text:p>rebasar en sentido de sobrepasar? RAE: 1. <text:s/>Pasar o exceder de cierto límite. 2. tr. En una marcha, progresión, etc., dejar atrás, adelantar.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office:value-type="string" calcext:value-type="string">
            <text:p>recoger a alguien (ir a buscar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office:value-type="string" calcext:value-type="string">
            <text:p>en sentido de repasar (reconocer muy por encima un escrito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office:value-type="string" calcext:value-type="string">
            <text:p>rirpuy? Reflejar un espejo, no es lirpuy/rir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office:value-type="string" calcext:value-type="string">
            <text:p>Qiqasqata → qillqasqat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office:value-type="string" calcext:value-type="string">
            <text:p>registrar (ver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office:value-type="string" calcext:value-type="string">
            <text:p>chapachinachikapuy, apakuy, kutichikuy (dicc. Poligloto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office:value-type="string" calcext:value-type="string">
            <text:p>mit'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office:value-type="string" calcext:value-type="string">
            <text:p>RAE: 2. tr. Perdonar, alzar la pena, eximir o liberar de una obligación. 3. tr. Dejar, diferir o suspender. 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'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office:value-type="string" calcext:value-type="string">
            <text:p>? cambiar la dirección de algo (p.e. tráfico, política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ukmanta ñi</text:p>
          </table:table-cell>
          <table:table-cell table:style-name="ce1" table:number-columns-repeated="5"/>
          <table:table-cell office:value-type="string" calcext:value-type="string">
            <text:p>hukmanta sayway (plantear = trazar terreno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office:value-type="string" calcext:value-type="string">
            <text:p>?kutipayay? <text:s/>RAE: 1. Instar o argüir contra la respuesta o argumento. 2. intr. Responder oponiéndose a lo que se dice o manda. 4. tr. ant. Repetir lo que se ha dicho.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nt'an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office:value-type="string" calcext:value-type="string">
            <text:p>responder de/por/co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k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office:value-type="string" calcext:value-type="string">
            <text:p>? RAE: 1. tr. Dejar sin efecto una concesión, un mandato o una resolución. 2. tr. Apartar, retraer, disuadir a alguien de un designio.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office:value-type="string" calcext:value-type="string">
            <text:p>muyuy, gir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office:value-type="string" calcext:value-type="string">
            <text:p>sull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npaq yuka</text:p>
          </table:table-cell>
          <table:table-cell table:style-name="ce1" table:number-columns-repeated="3"/>
          <table:table-cell office:value-type="string" calcext:value-type="string">
            <text:p>seducir sexualment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office:value-type="string" calcext:value-type="string">
            <text:p>servir de/par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office:value-type="string" calcext:value-type="string">
            <text:p>hacer sintesi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office:value-type="string" calcext:value-type="string">
            <text:p>-----------------------------------------------------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6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6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10:22:16.226382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252</meta:editing-cycles>
    <meta:creation-date>2013-12-10T15:10:39</meta:creation-date>
    <dc:date>2014-02-25T15:06:27.424477216</dc:date>
    <meta:editing-duration>P1DT7H45S</meta:editing-duration>
    <meta:generator>LibreOffice/4.1.4.2$Linux_X86_64 LibreOffice_project/410m0$Build-2</meta:generator>
    <meta:document-statistic meta:table-count="3" meta:cell-count="274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